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54.65pt"/>
    </style:style>
    <style:style style:name="co5" style:family="table-column">
      <style:table-column-properties fo:break-before="auto" style:column-width="53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ound_1</text:p>
          </table:table-cell>
          <table:table-cell table:style-name="Default" office:value-type="string" calcext:value-type="string">
            <text:p>Round_2</text:p>
          </table:table-cell>
          <table:table-cell table:style-name="Default" office:value-type="string" calcext:value-type="string">
            <text:p>Round_3</text:p>
          </table:table-cell>
          <table:table-cell table:style-name="Default" office:value-type="string" calcext:value-type="string">
            <text:p>Round_4</text:p>
          </table:table-cell>
          <table:table-cell table:style-name="Default" office:value-type="string" calcext:value-type="string">
            <text:p>Round_5</text:p>
          </table:table-cell>
          <table:table-cell table:style-name="Default" office:value-type="string" calcext:value-type="string">
            <text:p>Round_6</text:p>
          </table:table-cell>
          <table:table-cell table:style-name="Default" office:value-type="string" calcext:value-type="string">
            <text:p>Round_7</text:p>
          </table:table-cell>
          <table:table-cell table:style-name="Default" office:value-type="string" calcext:value-type="string">
            <text:p>Round_8</text:p>
          </table:table-cell>
          <table:table-cell table:style-name="Default" office:value-type="string" calcext:value-type="string">
            <text:p>Round_9</text:p>
          </table:table-cell>
          <table:table-cell table:style-name="Default" office:value-type="string" calcext:value-type="string">
            <text:p>Round_10</text:p>
          </table:table-cell>
          <table:table-cell table:style-name="Default" office:value-type="string" calcext:value-type="string">
            <text:p>Round_11</text:p>
          </table:table-cell>
          <table:table-cell table:style-name="Default" office:value-type="string" calcext:value-type="string">
            <text:p>Round_12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float" office:value="5.69094" calcext:value-type="float">
            <text:p>5.69</text:p>
          </table:table-cell>
          <table:table-cell office:value-type="float" office:value="6.06139" calcext:value-type="float">
            <text:p>6.06</text:p>
          </table:table-cell>
          <table:table-cell office:value-type="float" office:value="6.46692" calcext:value-type="float">
            <text:p>6.47</text:p>
          </table:table-cell>
          <table:table-cell office:value-type="float" office:value="7.00533" calcext:value-type="float">
            <text:p>7.01</text:p>
          </table:table-cell>
          <table:table-cell office:value-type="float" office:value="7.62816" calcext:value-type="float">
            <text:p>7.63</text:p>
          </table:table-cell>
          <table:table-cell office:value-type="float" office:value="8.38705" calcext:value-type="float">
            <text:p>8.39</text:p>
          </table:table-cell>
          <table:table-cell office:value-type="float" office:value="9.34829" calcext:value-type="float">
            <text:p>9.35</text:p>
          </table:table-cell>
          <table:table-cell office:value-type="float" office:value="10.56305" calcext:value-type="float">
            <text:p>10.56</text:p>
          </table:table-cell>
          <table:table-cell office:value-type="float" office:value="11.84744" calcext:value-type="float">
            <text:p>11.85</text:p>
          </table:table-cell>
          <table:table-cell office:value-type="float" office:value="12.44573" calcext:value-type="float">
            <text:p>12.45</text:p>
          </table:table-cell>
          <table:table-cell office:value-type="float" office:value="10.60522" calcext:value-type="float">
            <text:p>10.61</text:p>
          </table:table-cell>
          <table:table-cell office:value-type="float" office:value="3.95048" calcext:value-type="float">
            <text:p>3.95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.85658" calcext:value-type="float">
            <text:p>4.86</text:p>
          </table:table-cell>
          <table:table-cell office:value-type="float" office:value="5.20612" calcext:value-type="float">
            <text:p>5.21</text:p>
          </table:table-cell>
          <table:table-cell office:value-type="float" office:value="5.63212" calcext:value-type="float">
            <text:p>5.63</text:p>
          </table:table-cell>
          <table:table-cell office:value-type="float" office:value="6.14122" calcext:value-type="float">
            <text:p>6.14</text:p>
          </table:table-cell>
          <table:table-cell office:value-type="float" office:value="6.78634" calcext:value-type="float">
            <text:p>6.79</text:p>
          </table:table-cell>
          <table:table-cell office:value-type="float" office:value="7.61144" calcext:value-type="float">
            <text:p>7.61</text:p>
          </table:table-cell>
          <table:table-cell office:value-type="float" office:value="8.69297" calcext:value-type="float">
            <text:p>8.69</text:p>
          </table:table-cell>
          <table:table-cell office:value-type="float" office:value="10.12345" calcext:value-type="float">
            <text:p>10.12</text:p>
          </table:table-cell>
          <table:table-cell office:value-type="float" office:value="12.05198" calcext:value-type="float">
            <text:p>12.05</text:p>
          </table:table-cell>
          <table:table-cell office:value-type="float" office:value="13.88202" calcext:value-type="float">
            <text:p>13.88</text:p>
          </table:table-cell>
          <table:table-cell office:value-type="float" office:value="13.36966" calcext:value-type="float">
            <text:p>13.37</text:p>
          </table:table-cell>
          <table:table-cell office:value-type="float" office:value="5.6461" calcext:value-type="float">
            <text:p>5.65</text:p>
          </table:table-cell>
        </table:table-row>
        <table:table-row table:style-name="ro1">
          <table:table-cell office:value-type="string" calcext:value-type="string">
            <text:p>conor</text:p>
          </table:table-cell>
          <table:table-cell office:value-type="float" office:value="3.77224" calcext:value-type="float">
            <text:p>3.77</text:p>
          </table:table-cell>
          <table:table-cell office:value-type="float" office:value="4.09119" calcext:value-type="float">
            <text:p>4.09</text:p>
          </table:table-cell>
          <table:table-cell office:value-type="float" office:value="4.47359" calcext:value-type="float">
            <text:p>4.47</text:p>
          </table:table-cell>
          <table:table-cell office:value-type="float" office:value="4.93808" calcext:value-type="float">
            <text:p>4.94</text:p>
          </table:table-cell>
          <table:table-cell office:value-type="float" office:value="5.56947" calcext:value-type="float">
            <text:p>5.57</text:p>
          </table:table-cell>
          <table:table-cell office:value-type="float" office:value="6.37081" calcext:value-type="float">
            <text:p>6.37</text:p>
          </table:table-cell>
          <table:table-cell office:value-type="float" office:value="7.49149" calcext:value-type="float">
            <text:p>7.49</text:p>
          </table:table-cell>
          <table:table-cell office:value-type="float" office:value="9.08349" calcext:value-type="float">
            <text:p>9.08</text:p>
          </table:table-cell>
          <table:table-cell office:value-type="float" office:value="11.47534" calcext:value-type="float">
            <text:p>11.48</text:p>
          </table:table-cell>
          <table:table-cell office:value-type="float" office:value="15.13133" calcext:value-type="float">
            <text:p>15.13</text:p>
          </table:table-cell>
          <table:table-cell office:value-type="float" office:value="18.1676" calcext:value-type="float">
            <text:p>18.17</text:p>
          </table:table-cell>
          <table:table-cell office:value-type="float" office:value="9.43537" calcext:value-type="float">
            <text:p>9.44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float" office:value="2.86724" calcext:value-type="float">
            <text:p>2.87</text:p>
          </table:table-cell>
          <table:table-cell office:value-type="float" office:value="3.12532" calcext:value-type="float">
            <text:p>3.13</text:p>
          </table:table-cell>
          <table:table-cell office:value-type="float" office:value="3.46293" calcext:value-type="float">
            <text:p>3.46</text:p>
          </table:table-cell>
          <table:table-cell office:value-type="float" office:value="3.87312" calcext:value-type="float">
            <text:p>3.87</text:p>
          </table:table-cell>
          <table:table-cell office:value-type="float" office:value="4.40945" calcext:value-type="float">
            <text:p>4.41</text:p>
          </table:table-cell>
          <table:table-cell office:value-type="float" office:value="5.13414" calcext:value-type="float">
            <text:p>5.13</text:p>
          </table:table-cell>
          <table:table-cell office:value-type="float" office:value="6.15545" calcext:value-type="float">
            <text:p>6.16</text:p>
          </table:table-cell>
          <table:table-cell office:value-type="float" office:value="7.68488" calcext:value-type="float">
            <text:p>7.68</text:p>
          </table:table-cell>
          <table:table-cell office:value-type="float" office:value="10.15296" calcext:value-type="float">
            <text:p>10.15</text:p>
          </table:table-cell>
          <table:table-cell office:value-type="float" office:value="14.50398" calcext:value-type="float">
            <text:p>14.50</text:p>
          </table:table-cell>
          <table:table-cell office:value-type="float" office:value="23.24126" calcext:value-type="float">
            <text:p>23.24</text:p>
          </table:table-cell>
          <table:table-cell office:value-type="float" office:value="15.38927" calcext:value-type="float">
            <text:p>15.39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float" office:value="7.68463" calcext:value-type="float">
            <text:p>7.68</text:p>
          </table:table-cell>
          <table:table-cell office:value-type="float" office:value="8.01129" calcext:value-type="float">
            <text:p>8.01</text:p>
          </table:table-cell>
          <table:table-cell office:value-type="float" office:value="8.35238" calcext:value-type="float">
            <text:p>8.35</text:p>
          </table:table-cell>
          <table:table-cell office:value-type="float" office:value="8.76838" calcext:value-type="float">
            <text:p>8.77</text:p>
          </table:table-cell>
          <table:table-cell office:value-type="float" office:value="9.18214" calcext:value-type="float">
            <text:p>9.18</text:p>
          </table:table-cell>
          <table:table-cell office:value-type="float" office:value="9.6628" calcext:value-type="float">
            <text:p>9.66</text:p>
          </table:table-cell>
          <table:table-cell office:value-type="float" office:value="10.15184" calcext:value-type="float">
            <text:p>10.15</text:p>
          </table:table-cell>
          <table:table-cell office:value-type="float" office:value="10.51703" calcext:value-type="float">
            <text:p>10.52</text:p>
          </table:table-cell>
          <table:table-cell office:value-type="float" office:value="10.39319" calcext:value-type="float">
            <text:p>10.39</text:p>
          </table:table-cell>
          <table:table-cell office:value-type="float" office:value="9.21316" calcext:value-type="float">
            <text:p>9.21</text:p>
          </table:table-cell>
          <table:table-cell office:value-type="float" office:value="6.21689" calcext:value-type="float">
            <text:p>6.22</text:p>
          </table:table-cell>
          <table:table-cell office:value-type="float" office:value="1.84627" calcext:value-type="float">
            <text:p>1.85</text:p>
          </table:table-cell>
        </table:table-row>
        <table:table-row table:style-name="ro1">
          <table:table-cell office:value-type="string" calcext:value-type="string">
            <text:p>pags</text:p>
          </table:table-cell>
          <table:table-cell office:value-type="float" office:value="15.00109" calcext:value-type="float">
            <text:p>15.00</text:p>
          </table:table-cell>
          <table:table-cell office:value-type="float" office:value="14.21643" calcext:value-type="float">
            <text:p>14.22</text:p>
          </table:table-cell>
          <table:table-cell office:value-type="float" office:value="13.35662" calcext:value-type="float">
            <text:p>13.36</text:p>
          </table:table-cell>
          <table:table-cell office:value-type="float" office:value="12.33232" calcext:value-type="float">
            <text:p>12.33</text:p>
          </table:table-cell>
          <table:table-cell office:value-type="float" office:value="11.20033" calcext:value-type="float">
            <text:p>11.20</text:p>
          </table:table-cell>
          <table:table-cell office:value-type="float" office:value="9.89469" calcext:value-type="float">
            <text:p>9.89</text:p>
          </table:table-cell>
          <table:table-cell office:value-type="float" office:value="8.3914" calcext:value-type="float">
            <text:p>8.39</text:p>
          </table:table-cell>
          <table:table-cell office:value-type="float" office:value="6.66251" calcext:value-type="float">
            <text:p>6.66</text:p>
          </table:table-cell>
          <table:table-cell office:value-type="float" office:value="4.74989" calcext:value-type="float">
            <text:p>4.75</text:p>
          </table:table-cell>
          <table:table-cell office:value-type="float" office:value="2.82209" calcext:value-type="float">
            <text:p>2.82</text:p>
          </table:table-cell>
          <table:table-cell office:value-type="float" office:value="1.16712" calcext:value-type="float">
            <text:p>1.17</text:p>
          </table:table-cell>
          <table:table-cell office:value-type="float" office:value="0.20551" calcext:value-type="float">
            <text:p>0.21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12.3411" calcext:value-type="float">
            <text:p>12.34</text:p>
          </table:table-cell>
          <table:table-cell office:value-type="float" office:value="12.11678" calcext:value-type="float">
            <text:p>12.12</text:p>
          </table:table-cell>
          <table:table-cell office:value-type="float" office:value="11.85214" calcext:value-type="float">
            <text:p>11.85</text:p>
          </table:table-cell>
          <table:table-cell office:value-type="float" office:value="11.5072" calcext:value-type="float">
            <text:p>11.51</text:p>
          </table:table-cell>
          <table:table-cell office:value-type="float" office:value="11.01635" calcext:value-type="float">
            <text:p>11.02</text:p>
          </table:table-cell>
          <table:table-cell office:value-type="float" office:value="10.34279" calcext:value-type="float">
            <text:p>10.34</text:p>
          </table:table-cell>
          <table:table-cell office:value-type="float" office:value="9.44045" calcext:value-type="float">
            <text:p>9.44</text:p>
          </table:table-cell>
          <table:table-cell office:value-type="float" office:value="8.17008" calcext:value-type="float">
            <text:p>8.17</text:p>
          </table:table-cell>
          <table:table-cell office:value-type="float" office:value="6.43482" calcext:value-type="float">
            <text:p>6.43</text:p>
          </table:table-cell>
          <table:table-cell office:value-type="float" office:value="4.29803" calcext:value-type="float">
            <text:p>4.30</text:p>
          </table:table-cell>
          <table:table-cell office:value-type="float" office:value="2.0508" calcext:value-type="float">
            <text:p>2.05</text:p>
          </table:table-cell>
          <table:table-cell office:value-type="float" office:value="0.42946" calcext:value-type="float">
            <text:p>0.43</text:p>
          </table:table-cell>
        </table:table-row>
        <table:table-row table:style-name="ro1">
          <table:table-cell office:value-type="string" calcext:value-type="string">
            <text:p>drew</text:p>
          </table:table-cell>
          <table:table-cell office:value-type="float" office:value="14.44973" calcext:value-type="float">
            <text:p>14.45</text:p>
          </table:table-cell>
          <table:table-cell office:value-type="float" office:value="13.80492" calcext:value-type="float">
            <text:p>13.80</text:p>
          </table:table-cell>
          <table:table-cell office:value-type="float" office:value="13.06715" calcext:value-type="float">
            <text:p>13.07</text:p>
          </table:table-cell>
          <table:table-cell office:value-type="float" office:value="12.18943" calcext:value-type="float">
            <text:p>12.19</text:p>
          </table:table-cell>
          <table:table-cell office:value-type="float" office:value="11.20512" calcext:value-type="float">
            <text:p>11.21</text:p>
          </table:table-cell>
          <table:table-cell office:value-type="float" office:value="10.01584" calcext:value-type="float">
            <text:p>10.02</text:p>
          </table:table-cell>
          <table:table-cell office:value-type="float" office:value="8.61869" calcext:value-type="float">
            <text:p>8.62</text:p>
          </table:table-cell>
          <table:table-cell office:value-type="float" office:value="6.96185" calcext:value-type="float">
            <text:p>6.96</text:p>
          </table:table-cell>
          <table:table-cell office:value-type="float" office:value="5.07099" calcext:value-type="float">
            <text:p>5.07</text:p>
          </table:table-cell>
          <table:table-cell office:value-type="float" office:value="3.0689" calcext:value-type="float">
            <text:p>3.07</text:p>
          </table:table-cell>
          <table:table-cell office:value-type="float" office:value="1.3077" calcext:value-type="float">
            <text:p>1.31</text:p>
          </table:table-cell>
          <table:table-cell office:value-type="float" office:value="0.23968" calcext:value-type="float">
            <text:p>0.24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float" office:value="0.97576" calcext:value-type="float">
            <text:p>0.98</text:p>
          </table:table-cell>
          <table:table-cell office:value-type="float" office:value="1.08983" calcext:value-type="float">
            <text:p>1.09</text:p>
          </table:table-cell>
          <table:table-cell office:value-type="float" office:value="1.22575" calcext:value-type="float">
            <text:p>1.23</text:p>
          </table:table-cell>
          <table:table-cell office:value-type="float" office:value="1.40424" calcext:value-type="float">
            <text:p>1.40</text:p>
          </table:table-cell>
          <table:table-cell office:value-type="float" office:value="1.63868" calcext:value-type="float">
            <text:p>1.64</text:p>
          </table:table-cell>
          <table:table-cell office:value-type="float" office:value="1.96701" calcext:value-type="float">
            <text:p>1.97</text:p>
          </table:table-cell>
          <table:table-cell office:value-type="float" office:value="2.43814" calcext:value-type="float">
            <text:p>2.44</text:p>
          </table:table-cell>
          <table:table-cell office:value-type="float" office:value="3.18947" calcext:value-type="float">
            <text:p>3.19</text:p>
          </table:table-cell>
          <table:table-cell office:value-type="float" office:value="4.48735" calcext:value-type="float">
            <text:p>4.49</text:p>
          </table:table-cell>
          <table:table-cell office:value-type="float" office:value="7.11692" calcext:value-type="float">
            <text:p>7.12</text:p>
          </table:table-cell>
          <table:table-cell office:value-type="float" office:value="14.04093" calcext:value-type="float">
            <text:p>14.04</text:p>
          </table:table-cell>
          <table:table-cell office:value-type="float" office:value="60.42592" calcext:value-type="float">
            <text:p>60.43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10.44402" calcext:value-type="float">
            <text:p>10.44</text:p>
          </table:table-cell>
          <table:table-cell office:value-type="float" office:value="10.50214" calcext:value-type="float">
            <text:p>10.50</text:p>
          </table:table-cell>
          <table:table-cell office:value-type="float" office:value="10.5518" calcext:value-type="float">
            <text:p>10.55</text:p>
          </table:table-cell>
          <table:table-cell office:value-type="float" office:value="10.58987" calcext:value-type="float">
            <text:p>10.59</text:p>
          </table:table-cell>
          <table:table-cell office:value-type="float" office:value="10.52592" calcext:value-type="float">
            <text:p>10.53</text:p>
          </table:table-cell>
          <table:table-cell office:value-type="float" office:value="10.37326" calcext:value-type="float">
            <text:p>10.37</text:p>
          </table:table-cell>
          <table:table-cell office:value-type="float" office:value="10.00241" calcext:value-type="float">
            <text:p>10.00</text:p>
          </table:table-cell>
          <table:table-cell office:value-type="float" office:value="9.27304" calcext:value-type="float">
            <text:p>9.27</text:p>
          </table:table-cell>
          <table:table-cell office:value-type="float" office:value="7.95141" calcext:value-type="float">
            <text:p>7.95</text:p>
          </table:table-cell>
          <table:table-cell office:value-type="float" office:value="5.87394" calcext:value-type="float">
            <text:p>5.87</text:p>
          </table:table-cell>
          <table:table-cell office:value-type="float" office:value="3.17033" calcext:value-type="float">
            <text:p>3.17</text:p>
          </table:table-cell>
          <table:table-cell office:value-type="float" office:value="0.74186" calcext:value-type="float">
            <text:p>0.74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13.37506" calcext:value-type="float">
            <text:p>13.38</text:p>
          </table:table-cell>
          <table:table-cell office:value-type="float" office:value="12.96694" calcext:value-type="float">
            <text:p>12.97</text:p>
          </table:table-cell>
          <table:table-cell office:value-type="float" office:value="12.48177" calcext:value-type="float">
            <text:p>12.48</text:p>
          </table:table-cell>
          <table:table-cell office:value-type="float" office:value="11.87548" calcext:value-type="float">
            <text:p>11.88</text:p>
          </table:table-cell>
          <table:table-cell office:value-type="float" office:value="11.13848" calcext:value-type="float">
            <text:p>11.14</text:p>
          </table:table-cell>
          <table:table-cell office:value-type="float" office:value="10.22352" calcext:value-type="float">
            <text:p>10.22</text:p>
          </table:table-cell>
          <table:table-cell office:value-type="float" office:value="9.05035" calcext:value-type="float">
            <text:p>9.05</text:p>
          </table:table-cell>
          <table:table-cell office:value-type="float" office:value="7.55425" calcext:value-type="float">
            <text:p>7.55</text:p>
          </table:table-cell>
          <table:table-cell office:value-type="float" office:value="5.73896" calcext:value-type="float">
            <text:p>5.74</text:p>
          </table:table-cell>
          <table:table-cell office:value-type="float" office:value="3.63972" calcext:value-type="float">
            <text:p>3.64</text:p>
          </table:table-cell>
          <table:table-cell office:value-type="float" office:value="1.63656" calcext:value-type="float">
            <text:p>1.64</text:p>
          </table:table-cell>
          <table:table-cell office:value-type="float" office:value="0.31891" calcext:value-type="float">
            <text:p>0.32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.54161" calcext:value-type="float">
            <text:p>8.54</text:p>
          </table:table-cell>
          <table:table-cell office:value-type="float" office:value="8.80765" calcext:value-type="float">
            <text:p>8.81</text:p>
          </table:table-cell>
          <table:table-cell office:value-type="float" office:value="9.07683" calcext:value-type="float">
            <text:p>9.08</text:p>
          </table:table-cell>
          <table:table-cell office:value-type="float" office:value="9.37533" calcext:value-type="float">
            <text:p>9.38</text:p>
          </table:table-cell>
          <table:table-cell office:value-type="float" office:value="9.69956" calcext:value-type="float">
            <text:p>9.70</text:p>
          </table:table-cell>
          <table:table-cell office:value-type="float" office:value="10.01665" calcext:value-type="float">
            <text:p>10.02</text:p>
          </table:table-cell>
          <table:table-cell office:value-type="float" office:value="10.21852" calcext:value-type="float">
            <text:p>10.22</text:p>
          </table:table-cell>
          <table:table-cell office:value-type="float" office:value="10.2169" calcext:value-type="float">
            <text:p>10.22</text:p>
          </table:table-cell>
          <table:table-cell office:value-type="float" office:value="9.64567" calcext:value-type="float">
            <text:p>9.65</text:p>
          </table:table-cell>
          <table:table-cell office:value-type="float" office:value="8.00418" calcext:value-type="float">
            <text:p>8.00</text:p>
          </table:table-cell>
          <table:table-cell office:value-type="float" office:value="5.02593" calcext:value-type="float">
            <text:p>5.03</text:p>
          </table:table-cell>
          <table:table-cell office:value-type="float" office:value="1.37117" calcext:value-type="float">
            <text:p>1.37</text:p>
          </table:table-cell>
        </table:table-row>
      </table:table>
      <table:table table:name="Sheet2" table:style-name="ta1">
        <table:shapes>
          <draw:frame draw:z-index="0" draw:style-name="gr1" draw:text-style-name="P1" svg:width="762.26pt" svg:height="367.29pt" svg:x="2.86pt" svg:y="1.96pt">
            <draw:object draw:notify-on-update-of-ranges="output.A1:output.A1 output.A2:output.A13 output.B1:output.B1 output.B2:output.B13 output.C1:output.C1 output.C2:output.C13 output.D1:output.D1 output.D2:output.D13 output.E1:output.E1 output.E2:output.E13 output.F1:output.F1 output.F2:output.F13 output.G1:output.G1 output.G2:output.G13 output.H1:output.H1 output.H2:output.H13 output.I1:output.I1 output.I2:output.I13 output.J1:output.J1 output.J2:output.J13 output.K1:output.K1 output.K2:output.K13 output.L1:output.L1 output.L2:output.L13 output.M1:output.M1 output.M2:output.M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22:55:29.449242000</dc:date>
    <meta:editing-duration>PT6M50S</meta:editing-duration>
    <meta:editing-cycles>2</meta:editing-cycles>
    <meta:generator>LibreOffice/4.4.1.2$MacOSX_X86_64 LibreOffice_project/45e2de17089c24a1fa810c8f975a7171ba4cd432</meta:generator>
    <meta:document-statistic meta:table-count="2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892cm" svg:height="12.958cm" xlink:href=".." xlink:type="simple" chart:class="chart:bar" chart:style-name="ch1">
        <chart:legend chart:legend-position="end" svg:x="24.518cm" svg:y="3.573cm" style:legend-expansion="high" chart:style-name="ch2"/>
        <chart:plot-area chart:style-name="ch3" table:cell-range-address="output.A1:output.M13" chart:data-source-has-labels="both" svg:x="0.537cm" svg:y="0.259cm" svg:width="23.444cm" svg:height="12.44cm">
          <chartooo:coordinate-region svg:x="1.657cm" svg:y="0.447cm" svg:width="22.324cm" svg:height="11.627cm"/>
          <chart:axis chart:dimension="x" chart:name="primary-x" chart:style-name="ch4" chartooo:axis-type="auto">
            <chartooo:date-scale/>
            <chart:categories table:cell-range-address="output.A2:output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B2:output.B13" chart:label-cell-address="output.B1:output.B1" chart:class="chart:bar">
            <chart:data-point chart:repeated="12"/>
          </chart:series>
          <chart:series chart:style-name="ch8" chart:values-cell-range-address="output.C2:output.C13" chart:label-cell-address="output.C1:output.C1" chart:class="chart:bar">
            <chart:data-point chart:repeated="12"/>
          </chart:series>
          <chart:series chart:style-name="ch9" chart:values-cell-range-address="output.D2:output.D13" chart:label-cell-address="output.D1:output.D1" chart:class="chart:bar">
            <chart:data-point chart:repeated="12"/>
          </chart:series>
          <chart:series chart:style-name="ch10" chart:values-cell-range-address="output.E2:output.E13" chart:label-cell-address="output.E1:output.E1" chart:class="chart:bar">
            <chart:data-point chart:repeated="12"/>
          </chart:series>
          <chart:series chart:style-name="ch11" chart:values-cell-range-address="output.F2:output.F13" chart:label-cell-address="output.F1:output.F1" chart:class="chart:bar">
            <chart:data-point chart:repeated="12"/>
          </chart:series>
          <chart:series chart:style-name="ch12" chart:values-cell-range-address="output.G2:output.G13" chart:label-cell-address="output.G1:output.G1" chart:class="chart:bar">
            <chart:data-point chart:repeated="12"/>
          </chart:series>
          <chart:series chart:style-name="ch13" chart:values-cell-range-address="output.H2:output.H13" chart:label-cell-address="output.H1:output.H1" chart:class="chart:bar">
            <chart:data-point chart:repeated="12"/>
          </chart:series>
          <chart:series chart:style-name="ch14" chart:values-cell-range-address="output.I2:output.I13" chart:label-cell-address="output.I1:output.I1" chart:class="chart:bar">
            <chart:data-point chart:repeated="12"/>
          </chart:series>
          <chart:series chart:style-name="ch15" chart:values-cell-range-address="output.J2:output.J13" chart:label-cell-address="output.J1:output.J1" chart:class="chart:bar">
            <chart:data-point chart:repeated="12"/>
          </chart:series>
          <chart:series chart:style-name="ch16" chart:values-cell-range-address="output.K2:output.K13" chart:label-cell-address="output.K1:output.K1" chart:class="chart:bar">
            <chart:data-point chart:repeated="12"/>
          </chart:series>
          <chart:series chart:style-name="ch17" chart:values-cell-range-address="output.L2:output.L13" chart:label-cell-address="output.L1:output.L1" chart:class="chart:bar">
            <chart:data-point chart:repeated="12"/>
          </chart:series>
          <chart:series chart:style-name="ch18" chart:values-cell-range-address="output.M2:output.M13" chart:label-cell-address="output.M1:output.M1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_1</text:p>
                <draw:g>
                  <svg:desc>output.B1:output.B1</svg:desc>
                </draw:g>
              </table:table-cell>
              <table:table-cell office:value-type="string">
                <text:p>Round_2</text:p>
                <draw:g>
                  <svg:desc>output.C1:output.C1</svg:desc>
                </draw:g>
              </table:table-cell>
              <table:table-cell office:value-type="string">
                <text:p>Round_3</text:p>
                <draw:g>
                  <svg:desc>output.D1:output.D1</svg:desc>
                </draw:g>
              </table:table-cell>
              <table:table-cell office:value-type="string">
                <text:p>Round_4</text:p>
                <draw:g>
                  <svg:desc>output.E1:output.E1</svg:desc>
                </draw:g>
              </table:table-cell>
              <table:table-cell office:value-type="string">
                <text:p>Round_5</text:p>
                <draw:g>
                  <svg:desc>output.F1:output.F1</svg:desc>
                </draw:g>
              </table:table-cell>
              <table:table-cell office:value-type="string">
                <text:p>Round_6</text:p>
                <draw:g>
                  <svg:desc>output.G1:output.G1</svg:desc>
                </draw:g>
              </table:table-cell>
              <table:table-cell office:value-type="string">
                <text:p>Round_7</text:p>
                <draw:g>
                  <svg:desc>output.H1:output.H1</svg:desc>
                </draw:g>
              </table:table-cell>
              <table:table-cell office:value-type="string">
                <text:p>Round_8</text:p>
                <draw:g>
                  <svg:desc>output.I1:output.I1</svg:desc>
                </draw:g>
              </table:table-cell>
              <table:table-cell office:value-type="string">
                <text:p>Round_9</text:p>
                <draw:g>
                  <svg:desc>output.J1:output.J1</svg:desc>
                </draw:g>
              </table:table-cell>
              <table:table-cell office:value-type="string">
                <text:p>Round_10</text:p>
                <draw:g>
                  <svg:desc>output.K1:output.K1</svg:desc>
                </draw:g>
              </table:table-cell>
              <table:table-cell office:value-type="string">
                <text:p>Round_11</text:p>
                <draw:g>
                  <svg:desc>output.L1:output.L1</svg:desc>
                </draw:g>
              </table:table-cell>
              <table:table-cell office:value-type="string">
                <text:p>Round_12</text:p>
                <draw:g>
                  <svg:desc>output.M1:outpu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t</text:p>
                <draw:g>
                  <svg:desc>output.A2:output.A13</svg:desc>
                </draw:g>
              </table:table-cell>
              <table:table-cell office:value-type="float" office:value="5.69094">
                <text:p>5.69094</text:p>
                <draw:g>
                  <svg:desc>output.B2:output.B13</svg:desc>
                </draw:g>
              </table:table-cell>
              <table:table-cell office:value-type="float" office:value="6.06139">
                <text:p>6.06139</text:p>
                <draw:g>
                  <svg:desc>output.C2:output.C13</svg:desc>
                </draw:g>
              </table:table-cell>
              <table:table-cell office:value-type="float" office:value="6.46692">
                <text:p>6.46692</text:p>
                <draw:g>
                  <svg:desc>output.D2:output.D13</svg:desc>
                </draw:g>
              </table:table-cell>
              <table:table-cell office:value-type="float" office:value="7.00533">
                <text:p>7.00533</text:p>
                <draw:g>
                  <svg:desc>output.E2:output.E13</svg:desc>
                </draw:g>
              </table:table-cell>
              <table:table-cell office:value-type="float" office:value="7.62816">
                <text:p>7.62816</text:p>
                <draw:g>
                  <svg:desc>output.F2:output.F13</svg:desc>
                </draw:g>
              </table:table-cell>
              <table:table-cell office:value-type="float" office:value="8.38705">
                <text:p>8.38705</text:p>
                <draw:g>
                  <svg:desc>output.G2:output.G13</svg:desc>
                </draw:g>
              </table:table-cell>
              <table:table-cell office:value-type="float" office:value="9.34829">
                <text:p>9.34829</text:p>
                <draw:g>
                  <svg:desc>output.H2:output.H13</svg:desc>
                </draw:g>
              </table:table-cell>
              <table:table-cell office:value-type="float" office:value="10.56305">
                <text:p>10.56305</text:p>
                <draw:g>
                  <svg:desc>output.I2:output.I13</svg:desc>
                </draw:g>
              </table:table-cell>
              <table:table-cell office:value-type="float" office:value="11.84744">
                <text:p>11.84744</text:p>
                <draw:g>
                  <svg:desc>output.J2:output.J13</svg:desc>
                </draw:g>
              </table:table-cell>
              <table:table-cell office:value-type="float" office:value="12.44573">
                <text:p>12.44573</text:p>
                <draw:g>
                  <svg:desc>output.K2:output.K13</svg:desc>
                </draw:g>
              </table:table-cell>
              <table:table-cell office:value-type="float" office:value="10.60522">
                <text:p>10.60522</text:p>
                <draw:g>
                  <svg:desc>output.L2:output.L13</svg:desc>
                </draw:g>
              </table:table-cell>
              <table:table-cell office:value-type="float" office:value="3.95048">
                <text:p>3.95048</text:p>
                <draw:g>
                  <svg:desc>output.M2:output.M13</svg:desc>
                </draw:g>
              </table:table-cell>
            </table:table-row>
            <table:table-row>
              <table:table-cell office:value-type="string">
                <text:p>ben</text:p>
              </table:table-cell>
              <table:table-cell office:value-type="float" office:value="4.85658">
                <text:p>4.85658</text:p>
              </table:table-cell>
              <table:table-cell office:value-type="float" office:value="5.20612">
                <text:p>5.20612</text:p>
              </table:table-cell>
              <table:table-cell office:value-type="float" office:value="5.63212">
                <text:p>5.63212</text:p>
              </table:table-cell>
              <table:table-cell office:value-type="float" office:value="6.14122">
                <text:p>6.14122</text:p>
              </table:table-cell>
              <table:table-cell office:value-type="float" office:value="6.78634">
                <text:p>6.78634</text:p>
              </table:table-cell>
              <table:table-cell office:value-type="float" office:value="7.61144">
                <text:p>7.61144</text:p>
              </table:table-cell>
              <table:table-cell office:value-type="float" office:value="8.69297">
                <text:p>8.69297</text:p>
              </table:table-cell>
              <table:table-cell office:value-type="float" office:value="10.12345">
                <text:p>10.12345</text:p>
              </table:table-cell>
              <table:table-cell office:value-type="float" office:value="12.05198">
                <text:p>12.05198</text:p>
              </table:table-cell>
              <table:table-cell office:value-type="float" office:value="13.88202">
                <text:p>13.88202</text:p>
              </table:table-cell>
              <table:table-cell office:value-type="float" office:value="13.36966">
                <text:p>13.36966</text:p>
              </table:table-cell>
              <table:table-cell office:value-type="float" office:value="5.6461">
                <text:p>5.6461</text:p>
              </table:table-cell>
            </table:table-row>
            <table:table-row>
              <table:table-cell office:value-type="string">
                <text:p>conor</text:p>
              </table:table-cell>
              <table:table-cell office:value-type="float" office:value="3.77224">
                <text:p>3.77224</text:p>
              </table:table-cell>
              <table:table-cell office:value-type="float" office:value="4.09119">
                <text:p>4.09119</text:p>
              </table:table-cell>
              <table:table-cell office:value-type="float" office:value="4.47359">
                <text:p>4.47359</text:p>
              </table:table-cell>
              <table:table-cell office:value-type="float" office:value="4.93808">
                <text:p>4.93808</text:p>
              </table:table-cell>
              <table:table-cell office:value-type="float" office:value="5.56947">
                <text:p>5.56947</text:p>
              </table:table-cell>
              <table:table-cell office:value-type="float" office:value="6.37081">
                <text:p>6.37081</text:p>
              </table:table-cell>
              <table:table-cell office:value-type="float" office:value="7.49149">
                <text:p>7.49149</text:p>
              </table:table-cell>
              <table:table-cell office:value-type="float" office:value="9.08349">
                <text:p>9.08349</text:p>
              </table:table-cell>
              <table:table-cell office:value-type="float" office:value="11.47534">
                <text:p>11.47534</text:p>
              </table:table-cell>
              <table:table-cell office:value-type="float" office:value="15.13133">
                <text:p>15.13133</text:p>
              </table:table-cell>
              <table:table-cell office:value-type="float" office:value="18.1676">
                <text:p>18.1676</text:p>
              </table:table-cell>
              <table:table-cell office:value-type="float" office:value="9.43537">
                <text:p>9.43537</text:p>
              </table:table-cell>
            </table:table-row>
            <table:table-row>
              <table:table-cell office:value-type="string">
                <text:p>jeff</text:p>
              </table:table-cell>
              <table:table-cell office:value-type="float" office:value="2.86724">
                <text:p>2.86724</text:p>
              </table:table-cell>
              <table:table-cell office:value-type="float" office:value="3.12532">
                <text:p>3.12532</text:p>
              </table:table-cell>
              <table:table-cell office:value-type="float" office:value="3.46293">
                <text:p>3.46293</text:p>
              </table:table-cell>
              <table:table-cell office:value-type="float" office:value="3.87312">
                <text:p>3.87312</text:p>
              </table:table-cell>
              <table:table-cell office:value-type="float" office:value="4.40945">
                <text:p>4.40945</text:p>
              </table:table-cell>
              <table:table-cell office:value-type="float" office:value="5.13414">
                <text:p>5.13414</text:p>
              </table:table-cell>
              <table:table-cell office:value-type="float" office:value="6.15545">
                <text:p>6.15545</text:p>
              </table:table-cell>
              <table:table-cell office:value-type="float" office:value="7.68488">
                <text:p>7.68488</text:p>
              </table:table-cell>
              <table:table-cell office:value-type="float" office:value="10.15296">
                <text:p>10.15296</text:p>
              </table:table-cell>
              <table:table-cell office:value-type="float" office:value="14.50398">
                <text:p>14.50398</text:p>
              </table:table-cell>
              <table:table-cell office:value-type="float" office:value="23.24126">
                <text:p>23.24126</text:p>
              </table:table-cell>
              <table:table-cell office:value-type="float" office:value="15.38927">
                <text:p>15.38927</text:p>
              </table:table-cell>
            </table:table-row>
            <table:table-row>
              <table:table-cell office:value-type="string">
                <text:p>shawn</text:p>
              </table:table-cell>
              <table:table-cell office:value-type="float" office:value="7.68463">
                <text:p>7.68463</text:p>
              </table:table-cell>
              <table:table-cell office:value-type="float" office:value="8.01129">
                <text:p>8.01129</text:p>
              </table:table-cell>
              <table:table-cell office:value-type="float" office:value="8.35238">
                <text:p>8.35238</text:p>
              </table:table-cell>
              <table:table-cell office:value-type="float" office:value="8.76838">
                <text:p>8.76838</text:p>
              </table:table-cell>
              <table:table-cell office:value-type="float" office:value="9.18214">
                <text:p>9.18214</text:p>
              </table:table-cell>
              <table:table-cell office:value-type="float" office:value="9.6628">
                <text:p>9.6628</text:p>
              </table:table-cell>
              <table:table-cell office:value-type="float" office:value="10.15184">
                <text:p>10.15184</text:p>
              </table:table-cell>
              <table:table-cell office:value-type="float" office:value="10.51703">
                <text:p>10.51703</text:p>
              </table:table-cell>
              <table:table-cell office:value-type="float" office:value="10.39319">
                <text:p>10.39319</text:p>
              </table:table-cell>
              <table:table-cell office:value-type="float" office:value="9.21316">
                <text:p>9.21316</text:p>
              </table:table-cell>
              <table:table-cell office:value-type="float" office:value="6.21689">
                <text:p>6.21689</text:p>
              </table:table-cell>
              <table:table-cell office:value-type="float" office:value="1.84627">
                <text:p>1.84627</text:p>
              </table:table-cell>
            </table:table-row>
            <table:table-row>
              <table:table-cell office:value-type="string">
                <text:p>pags</text:p>
              </table:table-cell>
              <table:table-cell office:value-type="float" office:value="15.00109">
                <text:p>15.00109</text:p>
              </table:table-cell>
              <table:table-cell office:value-type="float" office:value="14.21643">
                <text:p>14.21643</text:p>
              </table:table-cell>
              <table:table-cell office:value-type="float" office:value="13.35662">
                <text:p>13.35662</text:p>
              </table:table-cell>
              <table:table-cell office:value-type="float" office:value="12.33232">
                <text:p>12.33232</text:p>
              </table:table-cell>
              <table:table-cell office:value-type="float" office:value="11.20033">
                <text:p>11.20033</text:p>
              </table:table-cell>
              <table:table-cell office:value-type="float" office:value="9.89469">
                <text:p>9.89469</text:p>
              </table:table-cell>
              <table:table-cell office:value-type="float" office:value="8.3914">
                <text:p>8.3914</text:p>
              </table:table-cell>
              <table:table-cell office:value-type="float" office:value="6.66251">
                <text:p>6.66251</text:p>
              </table:table-cell>
              <table:table-cell office:value-type="float" office:value="4.74989">
                <text:p>4.74989</text:p>
              </table:table-cell>
              <table:table-cell office:value-type="float" office:value="2.82209">
                <text:p>2.82209</text:p>
              </table:table-cell>
              <table:table-cell office:value-type="float" office:value="1.16712">
                <text:p>1.16712</text:p>
              </table:table-cell>
              <table:table-cell office:value-type="float" office:value="0.20551">
                <text:p>0.20551</text:p>
              </table:table-cell>
            </table:table-row>
            <table:table-row>
              <table:table-cell office:value-type="string">
                <text:p>mike</text:p>
              </table:table-cell>
              <table:table-cell office:value-type="float" office:value="12.3411">
                <text:p>12.3411</text:p>
              </table:table-cell>
              <table:table-cell office:value-type="float" office:value="12.11678">
                <text:p>12.11678</text:p>
              </table:table-cell>
              <table:table-cell office:value-type="float" office:value="11.85214">
                <text:p>11.85214</text:p>
              </table:table-cell>
              <table:table-cell office:value-type="float" office:value="11.5072">
                <text:p>11.5072</text:p>
              </table:table-cell>
              <table:table-cell office:value-type="float" office:value="11.01635">
                <text:p>11.01635</text:p>
              </table:table-cell>
              <table:table-cell office:value-type="float" office:value="10.34279">
                <text:p>10.34279</text:p>
              </table:table-cell>
              <table:table-cell office:value-type="float" office:value="9.44045">
                <text:p>9.44045</text:p>
              </table:table-cell>
              <table:table-cell office:value-type="float" office:value="8.17008">
                <text:p>8.17008</text:p>
              </table:table-cell>
              <table:table-cell office:value-type="float" office:value="6.43482">
                <text:p>6.43482</text:p>
              </table:table-cell>
              <table:table-cell office:value-type="float" office:value="4.29803">
                <text:p>4.29803</text:p>
              </table:table-cell>
              <table:table-cell office:value-type="float" office:value="2.0508">
                <text:p>2.0508</text:p>
              </table:table-cell>
              <table:table-cell office:value-type="float" office:value="0.42946">
                <text:p>0.42946</text:p>
              </table:table-cell>
            </table:table-row>
            <table:table-row>
              <table:table-cell office:value-type="string">
                <text:p>drew</text:p>
              </table:table-cell>
              <table:table-cell office:value-type="float" office:value="14.44973">
                <text:p>14.44973</text:p>
              </table:table-cell>
              <table:table-cell office:value-type="float" office:value="13.80492">
                <text:p>13.80492</text:p>
              </table:table-cell>
              <table:table-cell office:value-type="float" office:value="13.06715">
                <text:p>13.06715</text:p>
              </table:table-cell>
              <table:table-cell office:value-type="float" office:value="12.18943">
                <text:p>12.18943</text:p>
              </table:table-cell>
              <table:table-cell office:value-type="float" office:value="11.20512">
                <text:p>11.20512</text:p>
              </table:table-cell>
              <table:table-cell office:value-type="float" office:value="10.01584">
                <text:p>10.01584</text:p>
              </table:table-cell>
              <table:table-cell office:value-type="float" office:value="8.61869">
                <text:p>8.61869</text:p>
              </table:table-cell>
              <table:table-cell office:value-type="float" office:value="6.96185">
                <text:p>6.96185</text:p>
              </table:table-cell>
              <table:table-cell office:value-type="float" office:value="5.07099">
                <text:p>5.07099</text:p>
              </table:table-cell>
              <table:table-cell office:value-type="float" office:value="3.0689">
                <text:p>3.0689</text:p>
              </table:table-cell>
              <table:table-cell office:value-type="float" office:value="1.3077">
                <text:p>1.3077</text:p>
              </table:table-cell>
              <table:table-cell office:value-type="float" office:value="0.23968">
                <text:p>0.23968</text:p>
              </table:table-cell>
            </table:table-row>
            <table:table-row>
              <table:table-cell office:value-type="string">
                <text:p>nick</text:p>
              </table:table-cell>
              <table:table-cell office:value-type="float" office:value="0.97576">
                <text:p>0.97576</text:p>
              </table:table-cell>
              <table:table-cell office:value-type="float" office:value="1.08983">
                <text:p>1.08983</text:p>
              </table:table-cell>
              <table:table-cell office:value-type="float" office:value="1.22575">
                <text:p>1.22575</text:p>
              </table:table-cell>
              <table:table-cell office:value-type="float" office:value="1.40424">
                <text:p>1.40424</text:p>
              </table:table-cell>
              <table:table-cell office:value-type="float" office:value="1.63868">
                <text:p>1.63868</text:p>
              </table:table-cell>
              <table:table-cell office:value-type="float" office:value="1.96701">
                <text:p>1.96701</text:p>
              </table:table-cell>
              <table:table-cell office:value-type="float" office:value="2.43814">
                <text:p>2.43814</text:p>
              </table:table-cell>
              <table:table-cell office:value-type="float" office:value="3.18947">
                <text:p>3.18947</text:p>
              </table:table-cell>
              <table:table-cell office:value-type="float" office:value="4.48735">
                <text:p>4.48735</text:p>
              </table:table-cell>
              <table:table-cell office:value-type="float" office:value="7.11692">
                <text:p>7.11692</text:p>
              </table:table-cell>
              <table:table-cell office:value-type="float" office:value="14.04093">
                <text:p>14.04093</text:p>
              </table:table-cell>
              <table:table-cell office:value-type="float" office:value="60.42592">
                <text:p>60.42592</text:p>
              </table:table-cell>
            </table:table-row>
            <table:table-row>
              <table:table-cell office:value-type="string">
                <text:p>andy</text:p>
              </table:table-cell>
              <table:table-cell office:value-type="float" office:value="10.44402">
                <text:p>10.44402</text:p>
              </table:table-cell>
              <table:table-cell office:value-type="float" office:value="10.50214">
                <text:p>10.50214</text:p>
              </table:table-cell>
              <table:table-cell office:value-type="float" office:value="10.5518">
                <text:p>10.5518</text:p>
              </table:table-cell>
              <table:table-cell office:value-type="float" office:value="10.58987">
                <text:p>10.58987</text:p>
              </table:table-cell>
              <table:table-cell office:value-type="float" office:value="10.52592">
                <text:p>10.52592</text:p>
              </table:table-cell>
              <table:table-cell office:value-type="float" office:value="10.37326">
                <text:p>10.37326</text:p>
              </table:table-cell>
              <table:table-cell office:value-type="float" office:value="10.00241">
                <text:p>10.00241</text:p>
              </table:table-cell>
              <table:table-cell office:value-type="float" office:value="9.27304">
                <text:p>9.27304</text:p>
              </table:table-cell>
              <table:table-cell office:value-type="float" office:value="7.95141">
                <text:p>7.95141</text:p>
              </table:table-cell>
              <table:table-cell office:value-type="float" office:value="5.87394">
                <text:p>5.87394</text:p>
              </table:table-cell>
              <table:table-cell office:value-type="float" office:value="3.17033">
                <text:p>3.17033</text:p>
              </table:table-cell>
              <table:table-cell office:value-type="float" office:value="0.74186">
                <text:p>0.74186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13.37506">
                <text:p>13.37506</text:p>
              </table:table-cell>
              <table:table-cell office:value-type="float" office:value="12.96694">
                <text:p>12.96694</text:p>
              </table:table-cell>
              <table:table-cell office:value-type="float" office:value="12.48177">
                <text:p>12.48177</text:p>
              </table:table-cell>
              <table:table-cell office:value-type="float" office:value="11.87548">
                <text:p>11.87548</text:p>
              </table:table-cell>
              <table:table-cell office:value-type="float" office:value="11.13848">
                <text:p>11.13848</text:p>
              </table:table-cell>
              <table:table-cell office:value-type="float" office:value="10.22352">
                <text:p>10.22352</text:p>
              </table:table-cell>
              <table:table-cell office:value-type="float" office:value="9.05035">
                <text:p>9.05035</text:p>
              </table:table-cell>
              <table:table-cell office:value-type="float" office:value="7.55425">
                <text:p>7.55425</text:p>
              </table:table-cell>
              <table:table-cell office:value-type="float" office:value="5.73896">
                <text:p>5.73896</text:p>
              </table:table-cell>
              <table:table-cell office:value-type="float" office:value="3.63972">
                <text:p>3.63972</text:p>
              </table:table-cell>
              <table:table-cell office:value-type="float" office:value="1.63656">
                <text:p>1.63656</text:p>
              </table:table-cell>
              <table:table-cell office:value-type="float" office:value="0.31891">
                <text:p>0.31891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8.54161">
                <text:p>8.54161</text:p>
              </table:table-cell>
              <table:table-cell office:value-type="float" office:value="8.80765">
                <text:p>8.80765</text:p>
              </table:table-cell>
              <table:table-cell office:value-type="float" office:value="9.07683">
                <text:p>9.07683</text:p>
              </table:table-cell>
              <table:table-cell office:value-type="float" office:value="9.37533">
                <text:p>9.37533</text:p>
              </table:table-cell>
              <table:table-cell office:value-type="float" office:value="9.69956">
                <text:p>9.69956</text:p>
              </table:table-cell>
              <table:table-cell office:value-type="float" office:value="10.01665">
                <text:p>10.01665</text:p>
              </table:table-cell>
              <table:table-cell office:value-type="float" office:value="10.21852">
                <text:p>10.21852</text:p>
              </table:table-cell>
              <table:table-cell office:value-type="float" office:value="10.2169">
                <text:p>10.2169</text:p>
              </table:table-cell>
              <table:table-cell office:value-type="float" office:value="9.64567">
                <text:p>9.64567</text:p>
              </table:table-cell>
              <table:table-cell office:value-type="float" office:value="8.00418">
                <text:p>8.00418</text:p>
              </table:table-cell>
              <table:table-cell office:value-type="float" office:value="5.02593">
                <text:p>5.02593</text:p>
              </table:table-cell>
              <table:table-cell office:value-type="float" office:value="1.37117">
                <text:p>1.37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